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532cm" svg:height="14.293cm" svg:x="19.247cm" svg:y="3.515cm">
            <draw:object draw:notify-on-update-of-ranges="Sheet1.P1:Sheet1.P4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  <table:table-cell table:formula="of:=COUNTIF([.A1:.J10];&quot;x&quot;)" office:value-type="float" office:value="20" calcext:value-type="float">
            <text:p>2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0"/>
          <table:table-cell table:formula="of:=COUNTIF([.A21:.J30];&quot;x&quot;)" office:value-type="float" office:value="20" calcext:value-type="float">
            <text:p>2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0"/>
          <table:table-cell table:formula="of:=COUNTIF([.A41:.J50];&quot;x&quot;)" office:value-type="float" office:value="20" calcext:value-type="float">
            <text:p>2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0"/>
          <table:table-cell table:formula="of:=COUNTIF([.A61:.J70];&quot;x&quot;)"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0"/>
          <table:table-cell table:formula="of:=COUNTIF([.A81:.J90];&quot;x&quot;)"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0"/>
          <table:table-cell table:formula="of:=COUNTIF([.A100:.J109];&quot;x&quot;)" office:value-type="float" office:value="20" calcext:value-type="float">
            <text:p>2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Can’t allow a sta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0"/>
          <table:table-cell table:formula="of:=COUNTIF([.A121:.J130];&quot;x&quot;)" office:value-type="float" office:value="20" calcext:value-type="float">
            <text:p>2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0"/>
          <table:table-cell table:formula="of:=COUNTIF([.A151:.J160];&quot;x&quot;)" office:value-type="float" office:value="19" calcext:value-type="float">
            <text:p>1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0"/>
          <table:table-cell table:formula="of:=COUNTIF([.A171:.J180];&quot;x&quot;)" office:value-type="float" office:value="17" calcext:value-type="float">
            <text:p>17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Let’s do 4 of a star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0"/>
          <table:table-cell table:formula="of:=COUNTIF([.A191:.J200];&quot;x&quot;)" office:value-type="float" office:value="18" calcext:value-type="float">
            <text:p>1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Solution given by program!!!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o cliques of size 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hy can’t this be “find123?”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Has 90 degree rotational symmetry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Without loss of generality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thout loss of generality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o choice here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  <table:table-cell office:value-type="string" calcext:value-type="string">
            <text:p>FindCount = 15, we get our first backtrack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15"/>
          <table:table-cell office:value-type="float" office:value="34" calcext:value-type="float">
            <text:p>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Unifont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00-00-00</text:date>, <text:time style:data-style-name="N2" text:time-value="14:03:35.861405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03:10:48.978940687</meta:creation-date>
    <dc:date>2020-03-25T14:17:12.754166457</dc:date>
    <meta:editing-duration>P1DT3H6M29S</meta:editing-duration>
    <meta:editing-cycles>5</meta:editing-cycles>
    <meta:generator>LibreOffice/6.3.4.2.0$Linux_X86_64 LibreOffice_project/30$Build-2</meta:generator>
    <meta:document-statistic meta:table-count="1" meta:cell-count="807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33cm" svg:height="14.294cm" xlink:href=".." xlink:type="simple" chart:class="chart:bar" chart:style-name="ch1">
        <chart:legend chart:legend-position="end" svg:x="19.221cm" svg:y="6.846cm" style:legend-expansion="high" chart:style-name="ch2"/>
        <chart:plot-area chart:style-name="ch3" table:cell-range-address="Sheet1.P1:Sheet1.P416" svg:x="0.611cm" svg:y="-0.05cm" svg:width="17.34cm" svg:height="13.052cm">
          <chartooo:coordinate-region svg:x="1.244cm" svg:y="0.152cm" svg:width="16.707cm" svg:height="11.9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1:Sheet1.P416" chart:class="chart:bar">
            <chart:data-point chart:repeated="4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P1:Sheet1.P4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